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siones de diseño</text:p>
      <text:p text:style-name="P2"/>
      <text:p text:style-name="P2">Se decide utilizar para el front-end el lenguaje de programación Java, principalmente porque estamos familiarizados con el debido a su reciente uso en cursos anteriores, además es un lenguaje que posee gran cantidad de documentación. </text:p>
      <text:p text:style-name="P2"/>
      <text:p text:style-name="P2">Se intento utilizar la librería JPL pero no se logró. Usar python o intentar otra?</text:p>
      <text:p text:style-name="P2"/>
      <text:p text:style-name="P2">Se decide intentar un poco más con las librerías de Java y finalmente con gnu.prolog funciona la conex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k </meta:initial-creator>
    <meta:creation-date>2013-04-30T17:16:29</meta:creation-date>
    <dc:date>2013-05-13T23:03:11</dc:date>
    <dc:creator>Erick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" meta:word-count="71" meta:character-count="441" meta:non-whitespace-character-count="373"/>
  </office:meta>
</office:document-meta>
</file>